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c2964" officeooo:paragraph-rsid="000c2964"/>
    </style:style>
    <style:style style:name="P2" style:family="paragraph" style:parent-style-name="Text_20_body">
      <style:text-properties officeooo:rsid="000f8e4d" officeooo:paragraph-rsid="000f8e4d"/>
    </style:style>
    <style:style style:name="P3" style:family="paragraph" style:parent-style-name="Title">
      <style:text-properties officeooo:rsid="000c2964" officeooo:paragraph-rsid="000c2964"/>
    </style:style>
    <style:style style:name="P4" style:family="paragraph" style:parent-style-name="Heading_20_1">
      <style:text-properties officeooo:rsid="000ecfbb" officeooo:paragraph-rsid="000ecfbb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>
      <style:text-properties officeooo:rsid="000c2964" officeooo:paragraph-rsid="000c2964"/>
    </style:style>
    <style:style style:name="P7" style:family="paragraph" style:parent-style-name="Text_20_body" style:list-style-name="L1">
      <style:text-properties officeooo:rsid="000f8e4d" officeooo:paragraph-rsid="000f8e4d"/>
    </style:style>
    <style:style style:name="P8" style:family="paragraph" style:parent-style-name="Text_20_body" style:list-style-name="L2">
      <style:text-properties officeooo:rsid="000f8e4d" officeooo:paragraph-rsid="000f8e4d"/>
    </style:style>
    <style:style style:name="P9" style:family="paragraph" style:parent-style-name="Text_20_body" style:list-style-name="L2">
      <style:text-properties officeooo:rsid="000ecfbb" officeooo:paragraph-rsid="000ecfbb"/>
    </style:style>
    <style:style style:name="P10" style:family="paragraph" style:parent-style-name="Text_20_body" style:list-style-name="L3">
      <style:text-properties officeooo:rsid="001186cb" officeooo:paragraph-rsid="001186cb"/>
    </style:style>
    <style:style style:name="P11" style:family="paragraph" style:parent-style-name="Text_20_body" style:list-style-name="L3">
      <style:text-properties officeooo:rsid="00131a5f" officeooo:paragraph-rsid="00131a5f"/>
    </style:style>
    <style:style style:name="P12" style:family="paragraph" style:parent-style-name="Text_20_body">
      <style:text-properties officeooo:rsid="00131a5f" officeooo:paragraph-rsid="00131a5f"/>
    </style:style>
    <style:style style:name="P13" style:family="paragraph" style:parent-style-name="Text_20_body">
      <style:text-properties officeooo:rsid="0014aa67" officeooo:paragraph-rsid="0014aa67"/>
    </style:style>
    <style:style style:name="P14" style:family="paragraph" style:parent-style-name="Text_20_body" style:list-style-name="L4">
      <style:text-properties officeooo:rsid="0014aa67" officeooo:paragraph-rsid="0014aa67"/>
    </style:style>
    <style:style style:name="P15" style:family="paragraph" style:parent-style-name="Text_20_body" style:list-style-name="L5">
      <style:text-properties officeooo:rsid="0014aa67" officeooo:paragraph-rsid="0014aa67"/>
    </style:style>
    <style:style style:name="P16" style:family="paragraph" style:parent-style-name="Text_20_body" style:list-style-name="L5">
      <style:text-properties officeooo:paragraph-rsid="0014aa67"/>
    </style:style>
    <style:style style:name="P17" style:family="paragraph" style:parent-style-name="Text_20_body" style:list-style-name="L6">
      <style:text-properties officeooo:rsid="001549ff" officeooo:paragraph-rsid="001549ff"/>
    </style:style>
    <style:style style:name="T1" style:family="text">
      <style:text-properties officeooo:rsid="00144f9f"/>
    </style:style>
    <style:style style:name="T2" style:family="text">
      <style:text-properties officeooo:rsid="0014aa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honeContacts</text:p>
      <text:h text:style-name="P4" text:outline-level="1">Contact</text:h>
      <text:list xml:id="list3992324251" text:style-name="L1">
        <text:list-item>
          <text:p text:style-name="P6">Name</text:p>
        </text:list-item>
        <text:list-item>
          <text:p text:style-name="P6">Phone number</text:p>
        </text:list-item>
        <text:list-item>
          <text:p text:style-name="P6">Company</text:p>
        </text:list-item>
        <text:list-item>
          <text:p text:style-name="P6">Date of Birth</text:p>
        </text:list-item>
        <text:list-item>
          <text:p text:style-name="P7">Blocked</text:p>
        </text:list-item>
      </text:list>
      <text:p text:style-name="P1"/>
      <text:h text:style-name="P4" text:outline-level="1">PhoneBook</text:h>
      <text:list xml:id="list196476313" text:style-name="L2">
        <text:list-item>
          <text:p text:style-name="P9">Call</text:p>
        </text:list-item>
        <text:list-item>
          <text:p text:style-name="P9">Delete</text:p>
        </text:list-item>
        <text:list-item>
          <text:p text:style-name="P9">Edit</text:p>
        </text:list-item>
        <text:list-item>
          <text:p text:style-name="P9">Create</text:p>
        </text:list-item>
        <text:list-item>
          <text:p text:style-name="P9">Search</text:p>
        </text:list-item>
        <text:list-item>
          <text:p text:style-name="P9">Sort</text:p>
        </text:list-item>
        <text:list-item>
          <text:p text:style-name="P8">Block</text:p>
        </text:list-item>
      </text:list>
      <text:p text:style-name="P2"/>
      <text:h text:style-name="Heading_20_1" text:outline-level="1">Rules</text:h>
      <text:list xml:id="list2132865796" text:style-name="L3">
        <text:list-item>
          <text:p text:style-name="P10">Command line</text:p>
        </text:list-item>
        <text:list-item>
          <text:p text:style-name="P10">„Menu“</text:p>
        </text:list-item>
        <text:list-item>
          <text:p text:style-name="P11"><text:span text:style-name="T1">phone </text:span>numbers stored in a file</text:p>
        </text:list-item>
      </text:list>
      <text:p text:style-name="P12"/>
      <text:h text:style-name="P5" text:outline-level="1">Start Menu</text:h>
      <text:list xml:id="list3668564051" text:style-name="L6">
        <text:list-item>
          <text:p text:style-name="P17">List of contacts</text:p>
        </text:list-item>
      </text:list>
      <text:list xml:id="list2529869950" text:style-name="L4">
        <text:list-item>
          <text:p text:style-name="P14">[1] Search</text:p>
        </text:list-item>
        <text:list-item>
          <text:p text:style-name="P14">[2] Select</text:p>
        </text:list-item>
      </text:list>
      <text:p text:style-name="P13"/>
      <text:h text:style-name="Heading_20_1" text:outline-level="1">Select Menu</text:h>
      <text:list xml:id="list987782604" text:style-name="L5">
        <text:list-item>
          <text:p text:style-name="P15">[1] Call</text:p>
        </text:list-item>
        <text:list-item>
          <text:p text:style-name="P16"><text:span text:style-name="T2">[2] Detailed Contact Info</text:span></text:p>
        </text:list-item>
        <text:list-item>
          <text:p text:style-name="P15">[3] Edit</text:p>
        </text:list-item>
        <text:list-item>
          <text:p text:style-name="P15">[4] Block</text:p>
        </text:list-item>
        <text:list-item>
          <text:p text:style-name="P15">[5] Delet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9T20:32:57.486120806</meta:creation-date>
    <dc:date>2021-05-16T19:57:06.733000000</dc:date>
    <meta:editing-duration>PT35M1S</meta:editing-duration>
    <meta:editing-cycles>10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29" meta:word-count="74" meta:character-count="300" meta:non-whitespace-character-count="278"/>
  </office:meta>
</office:document-meta>
</file>